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44c2" officeooo:paragraph-rsid="000644c2"/>
    </style:style>
    <style:style style:name="P2" style:family="paragraph" style:parent-style-name="Standard">
      <style:text-properties officeooo:rsid="000644c2" officeooo:paragraph-rsid="000644c2"/>
    </style:style>
    <style:style style:name="P3" style:family="paragraph" style:parent-style-name="Standard">
      <style:text-properties officeooo:rsid="000644c2" officeooo:paragraph-rsid="00078487"/>
    </style:style>
    <style:style style:name="P4" style:family="paragraph" style:parent-style-name="Standard">
      <style:text-properties officeooo:rsid="00078487" officeooo:paragraph-rsid="00078487"/>
    </style:style>
    <style:style style:name="P5" style:family="paragraph" style:parent-style-name="Standard">
      <style:text-properties officeooo:rsid="000843d2" officeooo:paragraph-rsid="000843d2"/>
    </style:style>
    <style:style style:name="P6" style:family="paragraph" style:parent-style-name="Standard">
      <style:text-properties style:text-underline-style="solid" style:text-underline-width="auto" style:text-underline-color="font-color" fo:font-weight="bold" officeooo:rsid="000644c2" officeooo:paragraph-rsid="00078487" style:font-weight-asian="bold" style:font-weight-complex="bold"/>
    </style:style>
    <style:style style:name="T1" style:family="text">
      <style:text-properties officeooo:rsid="00078487"/>
    </style:style>
    <style:style style:name="T2" style:family="text">
      <style:text-properties officeooo:rsid="000843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ΜΟ</text:span>.py</text:p>
      <text:p text:style-name="P3"/>
      <text:p text:style-name="P3">όνομα = input(“Πώς σε λένε;”)</text:p>
      <text:p text:style-name="P3">print(“Γειά σου”, όνομα)</text:p>
      <text:p text:style-name="P4">print(“Θα υπολογίσουμε μαζί τον μέσο όρο στα μαθήματα σου”)</text:p>
      <text:p text:style-name="P4"/>
      <text:p text:style-name="P3"><text:span text:style-name="T1">a</text:span> = input(“Δώσε μου ένα <text:span text:style-name="T1">βαθμό</text:span>”)</text:p>
      <text:p text:style-name="P3">b = input(“Δώσε μου άλλο έναν <text:span text:style-name="T1">βαθμό</text:span>”)</text:p>
      <text:p text:style-name="P3">g = input(“Δώσε μου άλλο έναν <text:span text:style-name="T1">βαθμό</text:span>”)</text:p>
      <text:p text:style-name="P3"/>
      <text:p text:style-name="P4">mo = (a+b+g)/3</text:p>
      <text:p text:style-name="P4">print(όνομα, “ o μέσος όρος στα μαθήματα σου είναι”, mo)</text:p>
      <text:p text:style-name="P4"/>
      <text:p text:style-name="P4">Αρχικά γράψτε το παραπάνω πρόγραμμα και τρέξτε το.</text:p>
      <text:p text:style-name="P4"><text:span text:style-name="T2">Κατόπιν κάντε τις παρακάτω βελτιώσεις.</text:span></text:p>
      <text:p text:style-name="P4"/>
      <text:p text:style-name="P4">Βελτίωση πρώτη</text:p>
      <text:p text:style-name="P4">Το παραπάνω πρόγραμμα δουεύει μόνο για ένα μαθητή. Για να βρούμε τον μέσο όρο άλλου μαθητή, πρέπει να εκτελέσουμε το πρόγραμμα ξανά. Τί αλλαγή θα κάνατε ώστε να επαναλαμβάνει την διαδικασία υπολογισμού του μέσου όρου μέχρι να δώσουμε για όνομα το “τέλος”.</text:p>
      <text:p text:style-name="P5">Σώστε το βελτιωμένο πρόγραμμά σας με το όνομα MO2.py.</text:p>
      <text:p text:style-name="P4"/>
      <text:p text:style-name="P4">Βελτίωση δεύτερη</text:p>
      <text:p text:style-name="P4">Προσθέστε στο προηγούμενο βελτιωμένο πρόγραμμα, άλλη μία βελτίωση. Μετά το όνομα να μας ρωτάει σε πόσα μαθήματα θέλουμε να υπολογίσουμε τον μέσο όρο. Κατόπιν να μας ρωτάει αντίστοιχες φορές για τον βαθμό ενός μαθήματος. Κάθε φορά τον βαθμό θα τον αθροίζει στην μεταβλητή σύνολο_βαθμολογίας. Στο τέλος το σύνολο_βαθμολογίας θα διαιρείτε με το πλήθος μαθημάτων και θα βγαίνει ο μέσος όρος.</text:p>
      <text:p text:style-name="P5">Σώστε το βελτιωμένο πρόγραμμά σας με το όνομα MO3.py.</text:p>
      <text:p text:style-name="P5"/>
      <text:p text:style-name="P4">Βελτίωση τρίτη</text:p>
      <text:p text:style-name="P4">Αν καταφέρατε να κάνετε την δεύτερη βελτίωση, βάλτε την σε μία διαδικασία με το όνομα μοΜαθημάτων ή οποία να παίρνει ως παράμετρο το πλήθος των μαθημάτων που θα πρέπει να ζητήσει.</text:p>
      <text:p text:style-name="P5">Σώστε το βελτιωμένο πρόγραμμά σας με το όνομα MO4.p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editing-cycles>5</meta:editing-cycles>
    <meta:creation-date>2008-08-22T11:41:04</meta:creation-date>
    <dc:date>2016-09-20T13:39:45.979315238</dc:date>
    <meta:editing-duration>PT24M28S</meta:editing-duration>
    <meta:document-statistic meta:table-count="0" meta:image-count="0" meta:object-count="0" meta:page-count="1" meta:paragraph-count="20" meta:word-count="230" meta:character-count="1404" meta:non-whitespace-character-count="1194"/>
  </office:meta>
</office:document-meta>
</file>